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bc9b" officeooo:paragraph-rsid="0019bc9b"/>
    </style:style>
    <style:style style:name="P2" style:family="paragraph" style:parent-style-name="Standard">
      <style:text-properties officeooo:rsid="001b4f0a" officeooo:paragraph-rsid="001b4f0a"/>
    </style:style>
    <style:style style:name="P3" style:family="paragraph" style:parent-style-name="Standard">
      <style:text-properties fo:font-style="italic" officeooo:rsid="001b4f0a" officeooo:paragraph-rsid="001b4f0a" style:font-style-asian="italic" style:font-style-complex="italic"/>
    </style:style>
    <style:style style:name="P4" style:family="paragraph" style:parent-style-name="Standard">
      <style:text-properties fo:font-style="normal" officeooo:rsid="001b4f0a" officeooo:paragraph-rsid="001b4f0a" style:font-style-asian="normal" style:font-style-complex="normal"/>
    </style:style>
    <style:style style:name="P5" style:family="paragraph" style:parent-style-name="Standard">
      <style:text-properties fo:font-style="normal" officeooo:rsid="001c358e" officeooo:paragraph-rsid="001c358e" style:font-style-asian="normal" style:font-style-complex="normal"/>
    </style:style>
    <style:style style:name="P6" style:family="paragraph" style:parent-style-name="Standard">
      <style:text-properties fo:font-style="normal" officeooo:rsid="001e16f4" officeooo:paragraph-rsid="001e16f4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officeooo:rsid="001e979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fault and local</text:p>
      <text:p text:style-name="P1"/>
      <text:p text:style-name="P1">local is basic configs</text:p>
      <text:p text:style-name="P1">push an update, adjust default</text:p>
      <text:p text:style-name="P1">make changes in local</text:p>
      <text:p text:style-name="P1">global pillar</text:p>
      <text:p text:style-name="P1">saltstack, local, pillar, zeek</text:p>
      <text:p text:style-name="P1"/>
      <text:p text:style-name="P1">get loads right in zeek</text:p>
      <text:p text:style-name="P1">file beat? Another salt pillar, in zeeks log pillar</text:p>
      <text:p text:style-name="P1">local/salt/zeeklogs.sls</text:p>
      <text:p text:style-name="P1"/>
      <text:p text:style-name="P1">opt director with root</text:p>
      <text:p text:style-name="P1"/>
      <text:p text:style-name="P1">opt/so/saltstack/local/pillar</text:p>
      <text:p text:style-name="P1"/>
      <text:p text:style-name="P1">opt/so/saltstack/local/pillar</text:p>
      <text:p text:style-name="P1"/>
      <text:p text:style-name="P1">opt/so/salstack/default/salt/zeek</text:p>
      <text:p text:style-name="P1"/>
      <text:p text:style-name="P1"/>
      <text:p text:style-name="P1"/>
      <text:p text:style-name="P1">last thing is ingest parse</text:p>
      <text:p text:style-name="P1"/>
      <text:p text:style-name="P1"/>
      <text:p text:style-name="P1">1. turn on zeek</text:p>
      <text:p text:style-name="P1">2. telling file beat to pick up logs (/nsmimport or <text:span text:style-name="T1">nsm/</text:span><text:span text:style-name="T2">zeek/logs/current) filebeat ingests from ← to elastic</text:span></text:p>
      <text:p text:style-name="P1"><text:span text:style-name="T2">3.ingest node parsers</text:span></text:p>
      <text:p text:style-name="P1"><text:span text:style-name="T2"/></text:p>
      <text:p text:style-name="P1"><text:span text:style-name="T2"/></text:p>
      <text:p text:style-name="P1"><text:span text:style-name="T2"/></text:p>
      <text:p text:style-name="P2"><text:span text:style-name="T2">local/salt/elastic/files/ingest</text:span></text:p>
      <text:p text:style-name="P2"><text:span text:style-name="T2"/></text:p>
      <text:p text:style-name="P2"><text:span text:style-name="T2"/></text:p>
      <text:p text:style-name="P2"><text:span text:style-name="T2">only renamed in ingest parsers</text:span></text:p>
      <text:p text:style-name="P2"><text:span text:style-name="T2"/></text:p>
      <text:p text:style-name="P2"><text:span text:style-name="T2"/></text:p>
      <text:p text:style-name="P2"><text:span text:style-name="T2">once done do so/elasticsearch/restart</text:span></text:p>
      <text:p text:style-name="P2"><text:span text:style-name="T2"/></text:p>
      <text:p text:style-name="P3">opt/so/saltstack/local/pillar <text:s/>(yml file tasks spaces not tabs)</text:p>
      <text:p text:style-name="P3"/>
      <text:p text:style-name="P4">nsm/import/*/zeek/logs/conn.log <text:s text:c="4"/>(* wild card, since pcapcs get unique files)</text:p>
      <text:p text:style-name="P4"/>
      <text:p text:style-name="P4"/>
      <text:p text:style-name="P5">can skip zeek.sls if you configure global</text:p>
      <text:p text:style-name="P5"/>
      <text:p text:style-name="P5"/>
      <text:p text:style-name="P5"/>
      <text:p text:style-name="P5">zeek config file → opt/so/comp/zeek/local/zeek (but don’t edit this, you wanna edit init sls)</text:p>
      <text:p text:style-name="P5"/>
      <text:p text:style-name="P5">opt/s0/saltstack/local/pillar/zeek</text:p>
      <text:p text:style-name="P5"><text:soft-page-break/></text:p>
      <text:p text:style-name="P5">opt/so/saltstack/default/pillar/zeek/init.sls</text:p>
      <text:p text:style-name="P5"/>
      <text:p text:style-name="P5">opt/so/saltstack/local/pillar/zeek</text:p>
      <text:p text:style-name="P5"/>
      <text:p text:style-name="P5"/>
      <text:p text:style-name="P5"/>
      <text:p text:style-name="P5"/>
      <text:p text:style-name="P5"/>
      <text:p text:style-name="P6">Zeek determines OS <text:span text:style-name="T3">using microsoft encryption API, can potentially use linux crypto api to do the same thing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2T09:33:32.358442362</meta:creation-date>
    <dc:date>2022-11-22T10:58:38.020117054</dc:date>
    <meta:editing-duration>PT44M23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2" meta:paragraph-count="28" meta:word-count="141" meta:character-count="1110" meta:non-whitespace-character-count="992"/>
  </office:meta>
</office:document-meta>
</file>